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50000025DB73642B3F662146A.png" manifest:media-type="image/png"/>
  <manifest:file-entry manifest:full-path="Pictures/1000000000000230000001A46D91FE0D95B36639.png" manifest:media-type="image/png"/>
  <manifest:file-entry manifest:full-path="Pictures/10000000000003D000000309470C01E0D4DA2018.png" manifest:media-type="image/png"/>
  <manifest:file-entry manifest:full-path="Pictures/1000000000000230000001A4ACCE72F3939F867C.png" manifest:media-type="image/png"/>
  <manifest:file-entry manifest:full-path="Pictures/1000000000000230000001A4E4E096C7F65C6958.png" manifest:media-type="image/png"/>
  <manifest:file-entry manifest:full-path="Pictures/200000000000450A000036FB0000000000000000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0.845cm" svg:height="16.6cm" svg:x="3.836cm" svg:y="2.4cm">
          <draw:image xlink:href="Pictures/200000000000450A000036FB0000000000000000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3.199cm" svg:height="17.4cm" svg:x="2.263cm" svg:y="2.2cm" presentation:class="graphic" presentation:user-transformed="true">
          <draw:image xlink:href="Pictures/1000000000000230000001A4E4E096C7F65C69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2.404cm" svg:height="16.804cm" svg:x="1.196cm" svg:y="1.4cm" presentation:class="graphic" presentation:user-transformed="true">
          <draw:image xlink:href="Pictures/1000000000000230000001A4ACCE72F3939F86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3.737cm" svg:height="17.804cm" svg:x="0.663cm" svg:y="1cm" presentation:class="graphic" presentation:user-transformed="true">
          <draw:image xlink:href="Pictures/1000000000000230000001A46D91FE0D95B366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3.777cm" svg:height="17.87cm" svg:x="2.2cm" svg:y="2cm" presentation:class="graphic" presentation:user-transformed="true">
          <draw:image xlink:href="Pictures/10000000000003250000025DB73642B3F66214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3.615cm" svg:height="18.8cm" svg:x="2.185cm" svg:y="1.2cm" presentation:class="graphic" presentation:user-transformed="true">
          <draw:image xlink:href="Pictures/10000000000003D000000309470C01E0D4DA20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0:38:10.405707553</meta:creation-date>
    <dc:date>2018-06-13T10:26:06.299581832</dc:date>
    <meta:editing-duration>PT1H44M24S</meta:editing-duration>
    <meta:editing-cycles>3</meta:editing-cycles>
    <meta:generator>LibreOffice/5.3.5.2$Linux_X86_64 LibreOffice_project/30m0$Build-2</meta:generator>
    <meta:document-statistic meta:object-count="46"/>
  </office:meta>
</office:document-meta>
</file>